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style="normal" style:font-style-asian="normal" style:font-style-complex="normal"/>
    </style:style>
    <style:style style:name="T1" style:family="text">
      <style:text-properties officeooo:rsid="001cf05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text:span>mportant: Comme on a fini le cours concernant l'utilisation de UML pour la modélisation de différentes vues du système, je vous demande de faire la modélisation des besoins du système du projet en utilisant UC diagramme et se basant et de rédiger le document cahier de charge. La semaine prochaine, on va avoir la présentation des groupes sur l'analyse et la modélisation des besoins du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4-14T08:54:45.552144133</meta:creation-date>
    <dc:date>2020-04-16T11:45:17.474552556</dc:date>
    <meta:editing-duration>P2DT2H40M21S</meta:editing-duration>
    <meta:editing-cycles>1</meta:editing-cycles>
    <meta:document-statistic meta:table-count="0" meta:image-count="0" meta:object-count="0" meta:page-count="1" meta:paragraph-count="1" meta:word-count="65" meta:character-count="388" meta:non-whitespace-character-count="323"/>
    <meta:generator>LibreOffice/6.3.5.2$Linux_X86_64 LibreOffice_project/30$Build-2</meta:generator>
  </office:meta>
</office:document-meta>
</file>